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243cm" fo:min-width="13.089cm"/>
    </style:style>
    <style:style style:name="gr2" style:family="graphic" style:parent-style-name="standard">
      <style:graphic-properties draw:fill-color="#adc5e7" draw:opacity="50%" draw:textarea-horizontal-align="justify" draw:textarea-vertical-align="middle" draw:auto-grow-height="false" fo:min-height="2.804cm" fo:min-width="3.901cm"/>
    </style:style>
    <style:style style:name="gr3" style:family="graphic" style:parent-style-name="standard">
      <style:graphic-properties draw:fill-color="#adc5e7" draw:opacity="50%" draw:textarea-horizontal-align="justify" draw:textarea-vertical-align="middle" draw:auto-grow-height="false" fo:min-height="2.174cm" fo:min-width="2.977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8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dc5e7" draw:opacity="50%"/>
      <style:paragraph-properties fo:text-align="center"/>
    </style:style>
    <style:style style:name="P3" style:family="paragraph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P4" style:family="paragraph">
      <loext:graphic-properties draw:fill="none" draw:fill-color="#ffffff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P5" style:family="paragraph">
      <style:text-properties style:font-name="Times New Roman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italic" fo:text-shadow="none" style:text-underline-style="none" fo:font-weight="normal" style:letter-kerning="true" style:font-name-asian="AR PL SungtiL GB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7.493cm" svg:x="2.524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223cm" svg:height="4.318cm" svg:x="3.413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917cm" svg:height="3.428cm" svg:x="7.40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97cm" svg:height="1.344cm" svg:x="4.364cm" svg:y="5.035cm">
          <draw:text-box>
            <text:p text:style-name="P3"><text:span text:style-name="T1">A</text:span></text:p>
          </draw:text-box>
        </draw:frame>
        <draw:frame draw:style-name="gr4" draw:text-style-name="P4" draw:layer="layout" svg:width="1.397cm" svg:height="1.344cm" svg:x="10.565cm" svg:y="5.035cm">
          <draw:text-box>
            <text:p text:style-name="P3"><text:span text:style-name="T1">B</text:span></text:p>
          </draw:text-box>
        </draw:frame>
        <draw:frame draw:style-name="gr5" draw:text-style-name="P4" draw:layer="layout" svg:width="2.225cm" svg:height="1.344cm" svg:x="7.465cm" svg:y="5.535cm">
          <draw:text-box>
            <text:p text:style-name="P3"><text:span text:style-name="T1">A</text:span><text:span text:style-name="T2">⋂</text:span><text:span text:style-name="T1">B</text:span></text:p>
          </draw:text-box>
        </draw:frame>
        <draw:frame draw:style-name="gr6" draw:text-style-name="P6" draw:layer="layout" svg:width="10.747cm" svg:height="1.344cm" svg:x="4.429cm" svg:y="9.382cm">
          <draw:text-box>
            <text:p text:style-name="P5"><text:span text:style-name="T3">1000 – (|</text:span><text:span text:style-name="T4">A</text:span><text:span text:style-name="T3">| + |</text:span><text:span text:style-name="T4">B</text:span><text:span text:style-name="T3">| – |</text:span><text:span text:style-name="T4">A</text:span><text:span text:style-name="T3"> </text:span><text:span text:style-name="T2">⋂</text:span><text:span text:style-name="T5"> </text:span><text:span text:style-name="T1">B</text:span><text:span text:style-name="T5">|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22:56:49.623863175</meta:creation-date>
    <dc:date>2019-07-28T23:12:23.888286723</dc:date>
    <meta:editing-duration>PT5M24S</meta:editing-duration>
    <meta:editing-cycles>1</meta:editing-cycles>
    <meta:document-statistic meta:object-count="7"/>
    <meta:generator>LibreOffice/6.0.7.3$Linux_X86_64 LibreOffice_project/00m0$Build-3</meta:generator>
  </office:meta>
</office:document-meta>
</file>